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Table_20_Contents">
      <style:paragraph-properties fo:text-align="center" style:justify-single-word="false"/>
      <style:text-properties fo:language="fr" fo:country="FR" officeooo:rsid="006c67ee" officeooo:paragraph-rsid="006c67ee"/>
    </style:style>
    <style:style style:name="P30" style:family="paragraph" style:parent-style-name="Frame_20_contents">
      <style:paragraph-properties fo:text-align="end" style:justify-single-word="false"/>
      <style:text-properties fo:language="fr" fo:country="FR" officeooo:paragraph-rsid="00242b3f"/>
    </style:style>
    <style:style style:name="P31" style:family="paragraph" style:parent-style-name="Header">
      <style:text-properties fo:language="fr" fo:country="FR"/>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6" style:family="paragraph" style:parent-style-name="Text_20_body">
      <style:text-properties fo:language="fr" fo:country="FR"/>
    </style:style>
    <style:style style:name="P37" style:family="paragraph" style:parent-style-name="Text_20_body">
      <style:text-properties fo:language="fr" fo:country="FR" officeooo:rsid="0032e14d" officeooo:paragraph-rsid="0032e14d"/>
    </style:style>
    <style:style style:name="P38" style:family="paragraph" style:parent-style-name="Text_20_body">
      <style:text-properties fo:language="fr" fo:country="FR" officeooo:paragraph-rsid="0032d14d"/>
    </style:style>
    <style:style style:name="P39" style:family="paragraph" style:parent-style-name="Text_20_body">
      <style:text-properties fo:language="fr" fo:country="FR" officeooo:rsid="003466f6" officeooo:paragraph-rsid="003466f6"/>
    </style:style>
    <style:style style:name="P40" style:family="paragraph" style:parent-style-name="Text_20_body">
      <style:text-properties fo:language="fr" fo:country="FR" officeooo:paragraph-rsid="00453a37"/>
    </style:style>
    <style:style style:name="P41" style:family="paragraph" style:parent-style-name="Text_20_body">
      <style:text-properties fo:language="fr" fo:country="FR" officeooo:rsid="003b1bfb" officeooo:paragraph-rsid="003b1bfb"/>
    </style:style>
    <style:style style:name="P42" style:family="paragraph" style:parent-style-name="Text_20_body">
      <style:text-properties fo:language="fr" fo:country="FR" officeooo:rsid="003b1bfb" officeooo:paragraph-rsid="00453a37"/>
    </style:style>
    <style:style style:name="P43" style:family="paragraph" style:parent-style-name="Text_20_body">
      <style:paragraph-properties fo:text-align="justify" style:justify-single-word="false"/>
      <style:text-properties fo:language="fr" fo:country="FR" officeooo:paragraph-rsid="0032d14d"/>
    </style:style>
    <style:style style:name="P44" style:family="paragraph" style:parent-style-name="Text_20_body">
      <style:text-properties fo:language="fr" fo:country="FR" officeooo:paragraph-rsid="0043723c"/>
    </style:style>
    <style:style style:name="P45" style:family="paragraph" style:parent-style-name="Text_20_body">
      <style:text-properties fo:language="fr" fo:country="FR" officeooo:rsid="003b8f9a" officeooo:paragraph-rsid="003b8f9a"/>
    </style:style>
    <style:style style:name="P46" style:family="paragraph" style:parent-style-name="Text_20_body">
      <style:text-properties fo:language="fr" fo:country="FR" officeooo:rsid="004a562f" officeooo:paragraph-rsid="004a562f"/>
    </style:style>
    <style:style style:name="P47" style:family="paragraph" style:parent-style-name="Text_20_body">
      <style:text-properties fo:language="fr" fo:country="FR" officeooo:rsid="004a562f" officeooo:paragraph-rsid="004a562f" fo:background-color="transparent"/>
    </style:style>
    <style:style style:name="P48"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9" style:family="paragraph" style:parent-style-name="Text_20_body">
      <style:text-properties fo:language="fr" fo:country="FR" officeooo:rsid="00553e3f" officeooo:paragraph-rsid="00553e3f"/>
    </style:style>
    <style:style style:name="P50" style:family="paragraph" style:parent-style-name="Text_20_body">
      <style:paragraph-properties fo:text-align="start" style:justify-single-word="false"/>
      <style:text-properties fo:language="fr" fo:country="FR" officeooo:rsid="0053cecb" officeooo:paragraph-rsid="0053cecb"/>
    </style:style>
    <style:style style:name="P51" style:family="paragraph" style:parent-style-name="Text_20_body">
      <style:paragraph-properties fo:text-align="justify" style:justify-single-word="false"/>
      <style:text-properties fo:language="fr" fo:country="FR" officeooo:rsid="005a4200" officeooo:paragraph-rsid="005a4200"/>
    </style:style>
    <style:style style:name="P52" style:family="paragraph" style:parent-style-name="Text_20_body">
      <style:paragraph-properties fo:text-align="start" style:justify-single-word="false"/>
      <style:text-properties fo:language="fr" fo:country="FR" officeooo:rsid="005a4200" officeooo:paragraph-rsid="005a4200"/>
    </style:style>
    <style:style style:name="P53" style:family="paragraph" style:parent-style-name="Text_20_body">
      <style:text-properties fo:language="fr" fo:country="FR" officeooo:rsid="005c00f0" officeooo:paragraph-rsid="005c00f0"/>
    </style:style>
    <style:style style:name="P54" style:family="paragraph" style:parent-style-name="Text_20_body">
      <style:text-properties fo:language="fr" fo:country="FR" officeooo:rsid="005e9b1e" officeooo:paragraph-rsid="005e9b1e"/>
    </style:style>
    <style:style style:name="P55"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6" style:family="paragraph" style:parent-style-name="Text_20_body">
      <style:text-properties officeooo:rsid="004cdfbe" officeooo:paragraph-rsid="004cdfbe"/>
    </style:style>
    <style:style style:name="P57" style:family="paragraph" style:parent-style-name="Text_20_body">
      <style:text-properties officeooo:rsid="0050b714" officeooo:paragraph-rsid="0050b714"/>
    </style:style>
    <style:style style:name="P58" style:family="paragraph" style:parent-style-name="Text_20_body">
      <style:text-properties officeooo:paragraph-rsid="00602320"/>
    </style:style>
    <style:style style:name="P59" style:family="paragraph" style:parent-style-name="Text_20_body">
      <style:text-properties officeooo:rsid="006319f5" officeooo:paragraph-rsid="006319f5"/>
    </style:style>
    <style:style style:name="P60" style:family="paragraph" style:parent-style-name="Text_20_body">
      <style:text-properties officeooo:rsid="0064b437" officeooo:paragraph-rsid="0064b437"/>
    </style:style>
    <style:style style:name="P61" style:family="paragraph" style:parent-style-name="Text_20_body">
      <style:paragraph-properties fo:text-align="start" style:justify-single-word="false"/>
      <style:text-properties officeooo:rsid="0064b437" officeooo:paragraph-rsid="0064b437"/>
    </style:style>
    <style:style style:name="P62" style:family="paragraph" style:parent-style-name="Text_20_body">
      <style:text-properties officeooo:rsid="0065ca76" officeooo:paragraph-rsid="0065ca76"/>
    </style:style>
    <style:style style:name="P63" style:family="paragraph" style:parent-style-name="Text_20_body">
      <style:text-properties officeooo:rsid="0065d79d" officeooo:paragraph-rsid="0065d79d"/>
    </style:style>
    <style:style style:name="P64" style:family="paragraph" style:parent-style-name="Text_20_body">
      <style:paragraph-properties fo:text-align="start" style:justify-single-word="false"/>
      <style:text-properties officeooo:rsid="006137f3" officeooo:paragraph-rsid="006137f3"/>
    </style:style>
    <style:style style:name="P65" style:family="paragraph" style:parent-style-name="Standard">
      <style:paragraph-properties fo:break-before="page"/>
      <style:text-properties fo:language="fr" fo:country="FR"/>
    </style:style>
    <style:style style:name="P66" style:family="paragraph" style:parent-style-name="Tableau_20_entête">
      <style:text-properties fo:language="fr" fo:country="FR"/>
    </style:style>
    <style:style style:name="P67" style:family="paragraph" style:parent-style-name="Tableau_20_entête">
      <style:paragraph-properties fo:text-align="center" style:justify-single-word="false"/>
      <style:text-properties fo:language="fr" fo:country="FR"/>
    </style:style>
    <style:style style:name="P68" style:family="paragraph" style:parent-style-name="Balise">
      <style:text-properties style:use-window-font-color="true" fo:language="fr" fo:country="FR"/>
    </style:style>
    <style:style style:name="P69" style:family="paragraph" style:parent-style-name="Code">
      <style:text-properties style:font-name="DejaVu Sans1" fo:font-size="10pt" fo:language="fr" fo:country="FR" style:font-size-asian="10pt" style:font-size-complex="10pt"/>
    </style:style>
    <style:style style:name="P70"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71" style:family="paragraph" style:parent-style-name="Text_20_body">
      <style:text-properties fo:language="fr" fo:country="FR"/>
    </style:style>
    <style:style style:name="P72" style:family="paragraph" style:parent-style-name="Text_20_body" style:list-style-name="L2">
      <style:text-properties fo:language="fr" fo:country="FR"/>
    </style:style>
    <style:style style:name="P73" style:family="paragraph" style:parent-style-name="Text_20_body" style:list-style-name="L2">
      <style:text-properties fo:language="fr" fo:country="FR" officeooo:rsid="006e50f1" officeooo:paragraph-rsid="006e50f1"/>
    </style:style>
    <style:style style:name="P74" style:family="paragraph" style:parent-style-name="Text_20_body" style:list-style-name="L3">
      <style:text-properties fo:language="fr" fo:country="FR" officeooo:rsid="004a562f" officeooo:paragraph-rsid="004a562f" fo:background-color="transparent"/>
    </style:style>
    <style:style style:name="P75" style:family="paragraph" style:parent-style-name="Text_20_body" style:list-style-name="L10">
      <style:text-properties fo:language="fr" fo:country="FR" officeooo:rsid="003a729b" fo:background-color="transparent"/>
    </style:style>
    <style:style style:name="P76" style:family="paragraph" style:parent-style-name="Text_20_body" style:list-style-name="L10">
      <style:text-properties fo:language="fr" fo:country="FR" fo:background-color="transparent"/>
    </style:style>
    <style:style style:name="P77"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78" style:family="paragraph" style:parent-style-name="Text_20_body" style:list-style-name="L5">
      <style:paragraph-properties fo:text-align="start" style:justify-single-word="false"/>
      <style:text-properties fo:language="fr" fo:country="FR" officeooo:rsid="005a4200" officeooo:paragraph-rsid="005a4200"/>
    </style:style>
    <style:style style:name="P79" style:family="paragraph" style:parent-style-name="Text_20_body" style:list-style-name="L6">
      <style:paragraph-properties fo:text-align="start" style:justify-single-word="false"/>
      <style:text-properties fo:language="fr" fo:country="FR" officeooo:rsid="005643a4" officeooo:paragraph-rsid="005643a4"/>
    </style:style>
    <style:style style:name="P80" style:family="paragraph" style:parent-style-name="Text_20_body" style:list-style-name="L6">
      <style:paragraph-properties fo:text-align="start" style:justify-single-word="false"/>
      <style:text-properties fo:language="fr" fo:country="FR" officeooo:rsid="005643a4" officeooo:paragraph-rsid="0074e63d"/>
    </style:style>
    <style:style style:name="P81" style:family="paragraph" style:parent-style-name="Text_20_body" style:list-style-name="L7">
      <style:text-properties fo:language="fr" fo:country="FR"/>
    </style:style>
    <style:style style:name="P82" style:family="paragraph" style:parent-style-name="Text_20_body" style:list-style-name="L7">
      <style:text-properties fo:language="fr" fo:country="FR" officeooo:rsid="005e9b1e" officeooo:paragraph-rsid="005e9b1e"/>
    </style:style>
    <style:style style:name="P83" style:family="paragraph" style:parent-style-name="Text_20_body" style:list-style-name="L10">
      <style:text-properties fo:language="fr" fo:country="FR"/>
    </style:style>
    <style:style style:name="P84" style:family="paragraph" style:parent-style-name="Text_20_body" style:list-style-name="L11">
      <style:text-properties fo:language="fr" fo:country="FR"/>
    </style:style>
    <style:style style:name="P85" style:family="paragraph" style:parent-style-name="Text_20_body" style:list-style-name="L6">
      <style:paragraph-properties fo:text-align="start" style:justify-single-word="false"/>
      <style:text-properties fo:language="fr" fo:country="FR" officeooo:paragraph-rsid="007cdcaf"/>
    </style:style>
    <style:style style:name="P86" style:family="paragraph" style:parent-style-name="Text_20_body" style:list-style-name="L6">
      <style:paragraph-properties fo:text-align="start" style:justify-single-word="false"/>
      <style:text-properties fo:language="fr" fo:country="FR" officeooo:paragraph-rsid="007df2d2"/>
    </style:style>
    <style:style style:name="P87" style:family="paragraph" style:parent-style-name="Text_20_body">
      <style:paragraph-properties fo:text-align="start" style:justify-single-word="false"/>
      <style:text-properties fo:language="fr" fo:country="FR" officeooo:paragraph-rsid="007cdcaf"/>
    </style:style>
    <style:style style:name="P88" style:family="paragraph" style:parent-style-name="Text_20_body" style:list-style-name="L6">
      <style:paragraph-properties fo:text-align="start" style:justify-single-word="false"/>
      <style:text-properties fo:language="fr" fo:country="FR" officeooo:rsid="007fb81e" officeooo:paragraph-rsid="007fb81e"/>
    </style:style>
    <style:style style:name="P89" style:family="paragraph" style:parent-style-name="Text_20_body" style:list-style-name="L3">
      <style:text-properties officeooo:rsid="004a562f" officeooo:paragraph-rsid="004a562f"/>
    </style:style>
    <style:style style:name="P90" style:family="paragraph" style:parent-style-name="Text_20_body" style:list-style-name="L3">
      <style:text-properties officeooo:rsid="0050b714" officeooo:paragraph-rsid="0050b714"/>
    </style:style>
    <style:style style:name="P91" style:family="paragraph" style:parent-style-name="Text_20_body" style:list-style-name="L4">
      <style:text-properties officeooo:rsid="004ed65f" officeooo:paragraph-rsid="004ed65f"/>
    </style:style>
    <style:style style:name="P92" style:family="paragraph" style:parent-style-name="Text_20_body" style:list-style-name="L8">
      <style:text-properties officeooo:rsid="006137f3" officeooo:paragraph-rsid="006137f3"/>
    </style:style>
    <style:style style:name="P93" style:family="paragraph" style:parent-style-name="Text_20_body" style:list-style-name="L9">
      <style:text-properties officeooo:rsid="0064b437" officeooo:paragraph-rsid="0064b437"/>
    </style:style>
    <style:style style:name="P94" style:family="paragraph" style:parent-style-name="Text_20_body">
      <style:text-properties officeooo:rsid="0078d61e" officeooo:paragraph-rsid="0078d61e"/>
    </style:style>
    <style:style style:name="P95" style:family="paragraph" style:parent-style-name="Standard">
      <style:text-properties fo:color="#ff3333" fo:font-size="10pt" fo:language="fr" fo:country="FR" officeooo:rsid="003dcc4a" officeooo:paragraph-rsid="003dcc4a" style:font-size-asian="10pt" style:font-size-complex="10pt"/>
    </style:style>
    <style:style style:name="P96" style:family="paragraph" style:parent-style-name="Heading_20_1">
      <style:text-properties fo:language="fr" fo:country="FR"/>
    </style:style>
    <style:style style:name="P97" style:family="paragraph" style:parent-style-name="Heading_20_1">
      <style:text-properties fo:language="fr" fo:country="FR" officeooo:rsid="003b1bfb" officeooo:paragraph-rsid="003b1bfb"/>
    </style:style>
    <style:style style:name="P98" style:family="paragraph" style:parent-style-name="Heading_20_1">
      <style:text-properties fo:language="fr" fo:country="FR" officeooo:rsid="0040009e" officeooo:paragraph-rsid="0040009e"/>
    </style:style>
    <style:style style:name="P99" style:family="paragraph" style:parent-style-name="Heading_20_1">
      <style:paragraph-properties fo:break-before="page"/>
      <style:text-properties fo:color="#ffffff" fo:language="fr" fo:country="FR"/>
    </style:style>
    <style:style style:name="P100" style:family="paragraph" style:parent-style-name="Heading_20_4">
      <style:text-properties fo:language="fr" fo:country="FR"/>
    </style:style>
    <style:style style:name="P101" style:family="paragraph" style:parent-style-name="Heading_20_4">
      <style:text-properties fo:language="fr" fo:country="FR" officeooo:paragraph-rsid="0012207d"/>
    </style:style>
    <style:style style:name="P102" style:family="paragraph" style:parent-style-name="Heading_20_4">
      <style:text-properties fo:language="fr" fo:country="FR" officeooo:paragraph-rsid="00453a37"/>
    </style:style>
    <style:style style:name="P103" style:family="paragraph" style:parent-style-name="Heading_20_4">
      <style:text-properties officeooo:rsid="004cdfbe" officeooo:paragraph-rsid="004cdfbe"/>
    </style:style>
    <style:style style:name="P104" style:family="paragraph" style:parent-style-name="Heading_20_4">
      <style:text-properties officeooo:rsid="0050b714" officeooo:paragraph-rsid="0050b714"/>
    </style:style>
    <style:style style:name="P105" style:family="paragraph" style:parent-style-name="Contents_20_1">
      <style:paragraph-properties>
        <style:tab-stops>
          <style:tab-stop style:position="17.403cm" style:type="right" style:leader-style="dotted" style:leader-text="."/>
        </style:tab-stops>
      </style:paragraph-properties>
    </style:style>
    <style:style style:name="P106" style:family="paragraph" style:parent-style-name="Contents_20_3">
      <style:paragraph-properties>
        <style:tab-stops>
          <style:tab-stop style:position="16.404cm" style:type="right" style:leader-style="dotted" style:leader-text="."/>
        </style:tab-stops>
      </style:paragraph-properties>
    </style:style>
    <style:style style:name="P107" style:family="paragraph" style:parent-style-name="Contents_20_2">
      <style:paragraph-properties>
        <style:tab-stops>
          <style:tab-stop style:position="16.903cm" style:type="right" style:leader-style="dotted" style:leader-text="."/>
        </style:tab-stops>
      </style:paragraph-properties>
    </style:style>
    <style:style style:name="P108" style:family="paragraph" style:parent-style-name="Heading_20_2">
      <style:text-properties fo:language="fr" fo:country="FR"/>
    </style:style>
    <style:style style:name="P109" style:family="paragraph" style:parent-style-name="Heading_20_2">
      <style:text-properties fo:language="fr" fo:country="FR" officeooo:paragraph-rsid="003b8f9a"/>
    </style:style>
    <style:style style:name="P110" style:family="paragraph" style:parent-style-name="Heading_20_2">
      <style:paragraph-properties fo:break-before="page"/>
      <style:text-properties fo:language="fr" fo:country="FR" officeooo:paragraph-rsid="0043723c"/>
    </style:style>
    <style:style style:name="P111" style:family="paragraph" style:parent-style-name="Heading_20_3">
      <style:text-properties fo:language="fr" fo:country="FR"/>
    </style:style>
    <style:style style:name="P112" style:family="paragraph" style:parent-style-name="Heading_20_3">
      <style:text-properties fo:language="fr" fo:country="FR" officeooo:rsid="005e9b1e" officeooo:paragraph-rsid="005e9b1e"/>
    </style:style>
    <style:style style:name="P113" style:family="paragraph" style:parent-style-name="Heading_20_3">
      <style:text-properties fo:language="fr" fo:country="FR" officeooo:rsid="00453a37" officeooo:paragraph-rsid="00453a37"/>
    </style:style>
    <style:style style:name="P114" style:family="paragraph" style:parent-style-name="Heading_20_3">
      <style:text-properties fo:language="fr" fo:country="FR" officeooo:paragraph-rsid="0032d14d"/>
    </style:style>
    <style:style style:name="P115" style:family="paragraph" style:parent-style-name="Heading_20_3">
      <style:text-properties fo:language="fr" fo:country="FR" officeooo:paragraph-rsid="00453a37"/>
    </style:style>
    <style:style style:name="P116" style:family="paragraph" style:parent-style-name="Heading_20_3">
      <style:text-properties officeooo:rsid="00602320" officeooo:paragraph-rsid="00602320"/>
    </style:style>
    <style:style style:name="P117" style:family="paragraph" style:parent-style-name="Heading_20_3">
      <style:text-properties officeooo:paragraph-rsid="0065ca76"/>
    </style:style>
    <style:style style:name="P118" style:family="paragraph" style:parent-style-name="Contents_20_4">
      <style:paragraph-properties>
        <style:tab-stops>
          <style:tab-stop style:position="15.905cm" style:type="right" style:leader-style="dotted" style:leader-text="."/>
        </style:tab-stops>
      </style:paragraph-properties>
    </style:style>
    <style:style style:name="P119" style:family="paragraph">
      <loext:graphic-properties draw:fill="solid" draw:fill-color="#dddddd"/>
      <style:text-properties fo:color="#333333"/>
    </style:style>
    <style:style style:name="P120" style:family="paragraph">
      <loext:graphic-properties draw:fill="solid" draw:fill-color="#dddddd"/>
      <style:text-properties fo:color="#333333" fo:font-size="10pt" style:font-size-asian="10pt" style:font-size-complex="10pt"/>
    </style:style>
    <style:style style:name="P121" style:family="paragraph">
      <style:text-properties fo:font-size="9pt" style:font-size-asian="9pt" style:font-size-complex="9pt"/>
    </style:style>
    <style:style style:name="P122" style:family="paragraph">
      <loext:graphic-properties draw:fill="solid" draw:fill-color="#dddddd"/>
      <style:text-properties fo:color="#333333" fo:font-size="9pt" style:font-size-asian="9pt" style:font-size-complex="9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3a729b"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background-color="transparent" loext:char-shading-value="0"/>
    </style:style>
    <style:style style:name="T10" style:family="text">
      <style:text-properties officeooo:rsid="003a729b" fo:background-color="transparent" loext:char-shading-value="0"/>
    </style:style>
    <style:style style:name="T11" style:family="text">
      <style:text-properties officeooo:rsid="00103c23"/>
    </style:style>
    <style:style style:name="T12" style:family="text">
      <style:text-properties officeooo:rsid="002e03b8"/>
    </style:style>
    <style:style style:name="T13" style:family="text">
      <style:text-properties officeooo:rsid="003138d3"/>
    </style:style>
    <style:style style:name="T14" style:family="text">
      <style:text-properties officeooo:rsid="0035e4a1"/>
    </style:style>
    <style:style style:name="T15" style:family="text">
      <style:text-properties officeooo:rsid="003a729b"/>
    </style:style>
    <style:style style:name="T16" style:family="text">
      <style:text-properties officeooo:rsid="003b8f9a"/>
    </style:style>
    <style:style style:name="T17" style:family="text">
      <style:text-properties officeooo:rsid="0040ef49"/>
    </style:style>
    <style:style style:name="T18" style:family="text">
      <style:text-properties officeooo:rsid="0043723c"/>
    </style:style>
    <style:style style:name="T19" style:family="text">
      <style:text-properties officeooo:rsid="00453a37"/>
    </style:style>
    <style:style style:name="T20" style:family="text">
      <style:text-properties officeooo:rsid="0049c782"/>
    </style:style>
    <style:style style:name="T21" style:family="text">
      <style:text-properties fo:language="fr" fo:country="FR" fo:background-color="transparent" loext:char-shading-value="0"/>
    </style:style>
    <style:style style:name="T22" style:family="text">
      <style:text-properties fo:language="fr" fo:country="FR" officeooo:rsid="004bf8b7" fo:background-color="transparent" loext:char-shading-value="0"/>
    </style:style>
    <style:style style:name="T23" style:family="text">
      <style:text-properties fo:language="fr" fo:country="FR" officeooo:rsid="00774686" fo:background-color="transparent" loext:char-shading-value="0"/>
    </style:style>
    <style:style style:name="T24" style:family="text">
      <style:text-properties officeooo:rsid="004a562f"/>
    </style:style>
    <style:style style:name="T25" style:family="text">
      <style:text-properties officeooo:rsid="004ed65f"/>
    </style:style>
    <style:style style:name="T26" style:family="text">
      <style:text-properties officeooo:rsid="00553e3f"/>
    </style:style>
    <style:style style:name="T27" style:family="text">
      <style:text-properties officeooo:rsid="0055d923"/>
    </style:style>
    <style:style style:name="T28" style:family="text">
      <style:text-properties officeooo:rsid="005b1a5a"/>
    </style:style>
    <style:style style:name="T29" style:family="text">
      <style:text-properties officeooo:rsid="005c5dd2"/>
    </style:style>
    <style:style style:name="T30" style:family="text">
      <style:text-properties officeooo:rsid="005e9b1e"/>
    </style:style>
    <style:style style:name="T31" style:family="text">
      <style:text-properties officeooo:rsid="005ef683"/>
    </style:style>
    <style:style style:name="T32" style:family="text">
      <style:text-properties officeooo:rsid="0062cd13"/>
    </style:style>
    <style:style style:name="T33" style:family="text">
      <style:text-properties officeooo:rsid="006c67ee"/>
    </style:style>
    <style:style style:name="T34" style:family="text">
      <style:text-properties officeooo:rsid="007118d2"/>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7118d2" style:font-weight-asian="normal" style:font-weight-complex="normal"/>
    </style:style>
    <style:style style:name="T37" style:family="text">
      <style:text-properties style:text-underline-style="solid" style:text-underline-width="auto" style:text-underline-color="font-color" officeooo:rsid="0062cd13"/>
    </style:style>
    <style:style style:name="T38" style:family="text">
      <style:text-properties officeooo:rsid="0075387d"/>
    </style:style>
    <style:style style:name="T39" style:family="text">
      <style:text-properties officeooo:rsid="007729b6"/>
    </style:style>
    <style:style style:name="T40" style:family="text">
      <style:text-properties officeooo:rsid="00774686"/>
    </style:style>
    <style:style style:name="T41" style:family="text">
      <style:text-properties officeooo:rsid="0078d61e"/>
    </style:style>
    <style:style style:name="T42" style:family="text">
      <style:text-properties officeooo:rsid="00797f4c"/>
    </style:style>
    <style:style style:name="T43" style:family="text">
      <style:text-properties officeooo:rsid="007df2d2"/>
    </style:style>
    <style:style style:name="T44" style:family="text">
      <style:text-properties officeooo:rsid="00802a62"/>
    </style:style>
    <style:style style:name="T45" style:family="text">
      <style:text-properties fo:color="#333333" style:font-name="Courier New" fo:font-weight="bold" style:font-weight-asian="bold" style:font-weight-complex="bold"/>
    </style:style>
    <style:style style:name="T46" style:family="text">
      <style:text-properties fo:color="#333333"/>
    </style:style>
    <style:style style:name="T47" style:family="text">
      <style:text-properties fo:color="#333333" style:font-name="Courier New" fo:font-size="10pt" fo:font-weight="bold" style:font-size-asian="10pt" style:font-weight-asian="bold" style:font-size-complex="10pt" style:font-weight-complex="bold"/>
    </style:style>
    <style:style style:name="T48" style:family="text">
      <style:text-properties fo:color="#333333" style:font-name="Courier New"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6.496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3.80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8.53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OpenclassRooms</text:user-defined></text:p>
            <text:p text:style-name="P12"/>
            <text:p text:style-name="P12"><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95"/>
      <text:p text:style-name="P9"/>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5">1 - Versions<text:tab/>3</text:p>
          <text:p text:style-name="P105">2 - Introduction<text:tab/>4</text:p>
          <text:p text:style-name="P107">2.1 - Objet du document<text:tab/>4</text:p>
          <text:p text:style-name="P107">2.2 - Références<text:tab/>4</text:p>
          <text:p text:style-name="P105">3 - Pré-requis<text:tab/>5</text:p>
          <text:p text:style-name="P107">3.1 - Système<text:tab/>5</text:p>
          <text:p text:style-name="P106">3.1.1 - Serveur de Base de données<text:tab/>5</text:p>
          <text:p text:style-name="P118">3.1.1.1 - Caractéristiques techniques<text:tab/>5</text:p>
          <text:p text:style-name="P118">3.1.1.2 - Bases de données liées à un micro-service<text:tab/>5</text:p>
          <text:p text:style-name="P118">3.1.1.3 - Sécurité<text:tab/>5</text:p>
          <text:p text:style-name="P106">3.1.2 - Serveur Web<text:tab/>6</text:p>
          <text:p text:style-name="P118">3.1.2.1 - Caractéristiques techniques<text:tab/>6</text:p>
          <text:p text:style-name="P106">3.1.3 - Serveur de Fichiers<text:tab/>6</text:p>
          <text:p text:style-name="P107">3.2 - Bases de données<text:tab/>7</text:p>
          <text:p text:style-name="P105">4 - Procédure de déploiement<text:tab/>10</text:p>
          <text:p text:style-name="P107">4.1 - Déploiement des conteneurs<text:tab/>10</text:p>
          <text:p text:style-name="P106">4.1.1 - Bases de données<text:tab/>10</text:p>
          <text:p text:style-name="P106">4.1.2 - Micro-services<text:tab/>11</text:p>
          <text:p text:style-name="P106">4.1.3 - Intégration continue<text:tab/>12</text:p>
          <text:p text:style-name="P106">4.1.4 - Variables d'environnement<text:tab/>13</text:p>
          <text:p text:style-name="P106">4.1.5 - Configuration<text:tab/>13</text:p>
          <text:p text:style-name="P118">4.1.5.1 - Fichier xxx.yyy<text:tab/>13</text:p>
          <text:p text:style-name="P118">4.1.5.2 - Fichier zzz.ttt<text:tab/>13</text:p>
          <text:p text:style-name="P118">4.1.5.3 - Fichier ...<text:tab/>13</text:p>
          <text:p text:style-name="P106">4.1.6 - Ressources<text:tab/>13</text:p>
          <text:p text:style-name="P106">4.1.7 - Vérifications<text:tab/>13</text:p>
          <text:p text:style-name="P107">4.2 - Déploiement de l'Application Web<text:tab/>14</text:p>
          <text:p text:style-name="P106">4.2.1 - Artefacts<text:tab/>14</text:p>
          <text:p text:style-name="P106">4.2.2 - Environnement de l’application web<text:tab/>14</text:p>
          <text:p text:style-name="P118">4.2.2.1 - Variables d’environnement<text:tab/>14</text:p>
          <text:p text:style-name="P106">4.2.3 - Répertoire de configuration applicatif<text:tab/>14</text:p>
          <text:p text:style-name="P118">4.2.3.1 - Fichier xxx.yyy<text:tab/>14</text:p>
          <text:p text:style-name="P106">4.2.4 - DataSources<text:tab/>14</text:p>
          <text:p text:style-name="P106">4.2.5 - Ressources<text:tab/>14</text:p>
          <text:p text:style-name="P106">4.2.6 - Vérifications<text:tab/>15</text:p>
          <text:p text:style-name="P105">5 - Procédure de démarrage / arrêt<text:tab/>16</text:p>
          <text:p text:style-name="P107">5.1 - Base de données<text:tab/>16</text:p>
          <text:p text:style-name="P107">5.2 - Batches<text:tab/>16</text:p>
          <text:p text:style-name="P107">5.3 - Application web<text:tab/>16</text:p>
          <text:p text:style-name="P105">6 - Procédure de mise à jour<text:tab/>17</text:p>
          <text:p text:style-name="P107">6.1 - Base de données<text:tab/>17</text:p>
          <text:p text:style-name="P107">6.2 - Batches<text:tab/>17</text:p>
          <text:p text:style-name="P107">6.3 - Application web<text:tab/>17</text:p>
          <text:p text:style-name="P105">7 - Supervision/Monitoring<text:tab/>18</text:p>
          <text:p text:style-name="P107">7.1 - Supervision de l’application web<text:tab/>18</text:p>
          <text:p text:style-name="P105">8 - Procédure de sauvegarde et restauration<text:tab/>19</text:p>
          <text:p text:style-name="P105">9 - Glossaire<text:tab/>20</text:p>
        </text:index-body>
      </text:table-of-content>
      <text:p text:style-name="P68"/>
      <text:p text:style-name="P68"/>
      <text:h text:style-name="P99" text:outline-level="1">Versions</text:h>
      <text:p text:style-name="P3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7">Auteur</text:p>
          </table:table-cell>
          <table:table-cell table:style-name="Tableau7.A1" office:value-type="string">
            <text:p text:style-name="P67">Date</text:p>
          </table:table-cell>
          <table:table-cell table:style-name="Tableau7.A1" office:value-type="string">
            <text:p text:style-name="P66">Description</text:p>
          </table:table-cell>
          <table:table-cell table:style-name="Tableau7.A1" office:value-type="string">
            <text:p text:style-name="P67">Version</text:p>
          </table:table-cell>
        </table:table-row>
        <table:table-row table:style-name="Tableau7.2">
          <table:table-cell table:style-name="Tableau7.A2" office:value-type="string">
            <text:p text:style-name="P29">Yan K</text:p>
          </table:table-cell>
          <table:table-cell table:style-name="Tableau7.B2" office:value-type="string">
            <text:p text:style-name="P23"><text:span text:style-name="T33">05</text:span>/<text:span text:style-name="T33">02</text:span>/<text:span text:style-name="T33">2019</text:span></text:p>
          </table:table-cell>
          <table:table-cell table:style-name="Tableau7.C2" office:value-type="string">
            <text:p text:style-name="P22">Création du document</text:p>
          </table:table-cell>
          <table:table-cell table:style-name="Tableau7.D2" office:value-type="string">
            <text:p text:style-name="P29">1.0</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69"/>
      <text:p text:style-name="P55"/>
      <text:h text:style-name="P96" text:outline-level="1">Introduction</text:h>
      <text:h text:style-name="P108" text:outline-level="2">Objet du document</text:h>
      <text:p text:style-name="P36">Le présent document constitue le <text:span text:style-name="T12">dossier d’exploitation </text:span>de l'application <text:span text:style-name="T24">LPDM (La Place Du Marché).</text:span></text:p>
      <text:p text:style-name="P37">Objectif du document...</text:p>
      <text:h text:style-name="P108" text:outline-level="2">Références</text:h>
      <text:p text:style-name="P36">Pour de plus amples informations, se référer :</text:p>
      <text:list xml:id="list431774038" text:style-name="L2">
        <text:list-item>
          <text:p text:style-name="P72">Dossier de <text:span text:style-name="T11">conception</text:span> technique de l'application</text:p>
        </text:list-item>
        <text:list-item>
          <text:p text:style-name="P73">Dossier de conception fonctionnelle de l’application</text:p>
        </text:list-item>
        <text:list-item>
          <text:p text:style-name="P73">Code source de l’application</text:p>
        </text:list-item>
      </text:list>
      <text:h text:style-name="P97" text:outline-level="1">Pré-requis</text:h>
      <text:h text:style-name="P108" text:outline-level="2">Système</text:h>
      <text:h text:style-name="P111" text:outline-level="3">Serveur de Base de données</text:h>
      <text:p text:style-name="P46">L’application dans sa globalité repose sur une architecture micro-service et nécessite <text:span text:style-name="T25">7</text:span> serveurs de base de données intimement liés à cha<text:span text:style-name="T25">que micro-service</text:span>.</text:p>
      <text:h text:style-name="P100" text:outline-level="4">Caractéristiques techniques</text:h>
      <text:p text:style-name="P47">Les différents serveurs de bases de données reposent sur des systèmes de gestion de base de données relationnelles PostgreSQL comme suit:</text:p>
      <text:list xml:id="list566417128" text:style-name="L3">
        <text:list-item>
          <text:p text:style-name="P74">L’ensemble des système de gestion <text:span text:style-name="T40">utilisent</text:span> la version 11 de PostgreSQL</text:p>
        </text:list-item>
        <text:list-item>
          <text:p text:style-name="P74">Chaque serveur de base de données est exécuté de façon autonome dans un conteneur Docker ayant pour base système une distribution Linux Alpine. <text:s/></text:p>
        </text:list-item>
        <text:list-item>
          <text:p text:style-name="P89"><text:span text:style-name="T21">Chaque conteneur Docker exécutant un serveur de base de données se voit associé à un volume de données </text:span><text:span text:style-name="T22">qui lui est propre, afin de persister le contenu des données si un conteneur est stoppé dans son exécution.</text:span></text:p>
        </text:list-item>
        <text:list-item>
          <text:p text:style-name="P90"><text:span text:style-name="T22">A</text:span><text:span text:style-name="T21">fin que les communications puissent correctement s’effectuer, chaque conteneur exécutant un serveur de base de données </text:span><text:span text:style-name="T23">exposent</text:span><text:span text:style-name="T21"> un port différent. </text:span></text:p>
        </text:list-item>
      </text:list>
      <text:h text:style-name="P103" text:outline-level="4">Bases de données liées à un micro-service</text:h>
      <text:p text:style-name="P56">Le <text:span text:style-name="T25">liste</text:span> ci-dessous énumère les différentes base de données nécessaires au bon fonctionnement de l’application, associées au micro-service auquel elles sont rattachée :</text:p>
      <text:list xml:id="list2630799982" text:style-name="L4">
        <text:list-item>
          <text:p text:style-name="P91">DB Auth → micro-service à l’authentification</text:p>
        </text:list-item>
        <text:list-item>
          <text:p text:style-name="P91">DB Order → micro-service dédié aux commandes</text:p>
        </text:list-item>
        <text:list-item>
          <text:p text:style-name="P91">DB Product <text:s/>→ micro-service aux produits</text:p>
        </text:list-item>
        <text:list-item>
          <text:p text:style-name="P91">DB Stock → micro-service dédié aux stocks de produits</text:p>
        </text:list-item>
        <text:list-item>
          <text:p text:style-name="P91">DB Location → micro-service dédié à la gestion des adresses</text:p>
        </text:list-item>
        <text:list-item>
          <text:p text:style-name="P91">DB Store → micro-service dédié au magasins</text:p>
        </text:list-item>
        <text:list-item>
          <text:p text:style-name="P91">DB Storage → micro-service dédié à l’enregistrement de fichiers</text:p>
        </text:list-item>
      </text:list>
      <text:h text:style-name="P104" text:outline-level="4">Sécurité</text:h>
      <text:p text:style-name="P57">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111" text:outline-level="3"><text:soft-page-break/>Serveur Web</text:h>
      <text:p text:style-name="P50">Chaque micro-service composant l’application s’exécute sur un serveur d’application Apache Tomcat <text:span text:style-name="T26">9.0.13 et expose un port de communication différent qui lui est propre.<text:line-break/></text:span></text:p>
      <text:p text:style-name="P51">Chaque micro-service communique via une API Rest et donc seules des données de contenu de <text:span text:style-name="T40">type</text:span> MIME text/plain transitent au sein de l’application, à l’exception de deux micro-service :<text:line-break/></text:p>
      <text:list xml:id="list3035396244" text:style-name="L5">
        <text:list-item>
          <text:p text:style-name="P78">le micro-service des commandes produit, lors de la génération de facture, un MIME application/octet-stream afin de proposer le téléchargement d’un fichier PDF.</text:p>
        </text:list-item>
        <text:list-item>
          <text:p text:style-name="P78">le micro-service dédié au stockage de fichiers, traite également, en entrée, des données de type MIME application/octet-stream afin de récupérer des fichiers et de les persister.<text:line-break/></text:p>
        </text:list-item>
      </text:list>
      <text:p text:style-name="P52"/>
      <text:h text:style-name="P101" text:outline-level="4">Caractéristiques techniques</text:h>
      <text:p text:style-name="P48">L’application est hébergée sur un serveur dédié, <text:span text:style-name="T28">fournit par la société OVH via la marque Kimsufi, exécutant une distribution Linux Ubuntu 18.04 LTS 64bits.<text:line-break/><text:line-break/>La configuration hardware du serveur propose un processeur </text:span>Intel i5-750 <text:span text:style-name="T28">4 coeurs / 4 threads, avec</text:span> 16Go DDR3 de mémoire vive <text:span text:style-name="T28">cadencés à 1333Mhz</text:span>, <text:span text:style-name="T28">2 To d’espace de stockage,</text:span> et une vitesse de transfert <text:span text:style-name="T28">de données atteignant </text:span>100Mbps.<text:span text:style-name="T28"><text:line-break/><text:line-break/>Le serveur DNS est configuré pour proposé</text:span> <text:span text:style-name="T28">un accès à l’application via </text:span>un nom de domaine (lpdm.kybox.fr).<text:line-break/><text:line-break/>L’ensemble des communications sont effectuées via le protocole TLS en HTTPS avec un certificat X.509 valide.</text:p>
      <text:p text:style-name="P48"/>
      <text:h text:style-name="P111" text:outline-level="3">Serveur de Fichiers</text:h>
      <text:p text:style-name="P49">Le micro-service « storage », qui permet le transfert et le stockage de fichiers, est indirectement lié à un serveur HTTP Apache 2 sur lequel il enregistre les différents fichiers et <text:span text:style-name="T27">stock en base de données leur adresse web.</text:span></text:p>
      <text:p text:style-name="P53">Le serveur HTTP Apache 2 permet également la redirection de sous-domaines vers des ports pointant sur <text:span text:style-name="T29">les</text:span> micro-service<text:span text:style-name="T29">s</text:span>. Ce<text:span text:style-name="T29">s</text:span> redirection<text:span text:style-name="T29">s</text:span> <text:span text:style-name="T29">ont</text:span> été mise<text:span text:style-name="T29">s</text:span> en place à des fins d’opérations de tests <text:span text:style-name="T29">et de vérifications</text:span> lors du développement de l’application, <text:span text:style-name="T29">et sont impérativement à désactiver lors de la mise en production de l’application.</text:span></text:p>
      <text:p text:style-name="P49"/>
      <text:p text:style-name="P49"/>
      <text:p text:style-name="P49"/>
      <text:p text:style-name="P49"/>
      <text:p text:style-name="P49"/>
      <text:p text:style-name="P49"/>
      <text:p text:style-name="P49"/>
      <text:p text:style-name="P49"><text:soft-page-break/></text:p>
      <text:h text:style-name="P108" text:outline-level="2">Bases de données</text:h>
      <text:p text:style-name="P36">Les bases de données et <text:span text:style-name="T35">schémas </text:span><text:span text:style-name="T36">SQL</text:span><text:span text:style-name="T34"> </text:span>suivants doivent être accessibles et à jour.</text:p>
      <text:p text:style-name="P36"/>
      <text:list xml:id="list2022374582" text:style-name="L6">
        <text:list-item>
          <text:p text:style-name="P79"><draw:frame text:anchor-type="paragraph" draw:z-index="3" draw:name="Forme1" draw:style-name="gr4" draw:text-style-name="P122" svg:width="17.633cm" svg:height="19.074cm" svg:x="-0.139cm" svg:y="0.787cm"><draw:text-box><text:p text:style-name="P121"><text:span text:style-name="T48">create table coupon</text:span></text:p><text:p text:style-name="P121"><text:span text:style-name="T48">(</text:span></text:p><text:p text:style-name="P121"><text:span text:style-name="T48"><text:s text:c="2"/></text:span><text:span text:style-name="T48">id serial not null constraint coupon_pkey primary key,</text:span></text:p><text:p text:style-name="P121"><text:span text:style-name="T48"><text:s text:c="2"/></text:span><text:span text:style-name="T48">active boolean default false not null,</text:span></text:p><text:p text:style-name="P121"><text:span text:style-name="T48"><text:s text:c="2"/></text:span><text:span text:style-name="T48">amount double precision not null,</text:span></text:p><text:p text:style-name="P121"><text:span text:style-name="T48"><text:s text:c="2"/></text:span><text:span text:style-name="T48">code varchar not null,</text:span></text:p><text:p text:style-name="P121"><text:span text:style-name="T48"><text:s text:c="2"/></text:span><text:span text:style-name="T48">description varchar(255)</text:span></text:p><text:p text:style-name="P121"><text:span text:style-name="T48">);</text:span></text:p><text:p text:style-name="P121"><text:span text:style-name="T48"/></text:p><text:p text:style-name="P121"><text:span text:style-name="T48">create table delivery</text:span></text:p><text:p text:style-name="P121"><text:span text:style-name="T48">(</text:span></text:p><text:p text:style-name="P121"><text:span text:style-name="T48"><text:s text:c="2"/></text:span><text:span text:style-name="T48">id serial not null constraint delivery_pkey primary key,</text:span></text:p><text:p text:style-name="P121"><text:span text:style-name="T48"><text:s text:c="2"/></text:span><text:span text:style-name="T48">method varchar(30) not null,</text:span></text:p><text:p text:style-name="P121"><text:span text:style-name="T48"><text:s text:c="2"/></text:span><text:span text:style-name="T48">amount double precision not null</text:span></text:p><text:p text:style-name="P121"><text:span text:style-name="T48">);</text:span></text:p><text:p text:style-name="P121"><text:span text:style-name="T48"/></text:p><text:p text:style-name="P121"><text:span text:style-name="T48">create table payment</text:span></text:p><text:p text:style-name="P121"><text:span text:style-name="T48">(</text:span></text:p><text:p text:style-name="P121"><text:span text:style-name="T48"><text:s text:c="2"/></text:span><text:span text:style-name="T48">id serial not null constraint payment_pkey primary key,</text:span></text:p><text:p text:style-name="P121"><text:span text:style-name="T48"><text:s text:c="2"/></text:span><text:span text:style-name="T48">label varchar(20) not null constraint uk_ijunsgo2jk9wmfavo2hyibdud unique</text:span></text:p><text:p text:style-name="P121"><text:span text:style-name="T48">);</text:span></text:p><text:p text:style-name="P121"><text:span text:style-name="T48"/></text:p><text:p text:style-name="P121"><text:span text:style-name="T48">create table "order"</text:span></text:p><text:p text:style-name="P121"><text:span text:style-name="T48">(</text:span></text:p><text:p text:style-name="P121"><text:span text:style-name="T48"><text:s text:c="2"/></text:span><text:span text:style-name="T48">id serial not null constraint order_pkey primary key,</text:span></text:p><text:p text:style-name="P121"><text:span text:style-name="T48"><text:s text:c="2"/></text:span><text:span text:style-name="T48">customer_id integer not null,</text:span></text:p><text:p text:style-name="P121"><text:span text:style-name="T48"><text:s text:c="2"/></text:span><text:span text:style-name="T48">order_date timestamp,</text:span></text:p><text:p text:style-name="P121"><text:span text:style-name="T48"><text:s text:c="2"/></text:span><text:span text:style-name="T48">status_id integer,</text:span></text:p><text:p text:style-name="P121"><text:span text:style-name="T48"><text:s text:c="2"/></text:span><text:span text:style-name="T48">store_id integer,</text:span></text:p><text:p text:style-name="P121"><text:span text:style-name="T48"><text:s text:c="2"/></text:span><text:span text:style-name="T48">total double precision,</text:span></text:p><text:p text:style-name="P121"><text:span text:style-name="T48"><text:s text:c="2"/></text:span><text:span text:style-name="T48">payment_id integer constraint fkal550jx92fbea8sry5q4siyn1 references payment,</text:span></text:p><text:p text:style-name="P121"><text:span text:style-name="T48"><text:s text:c="2"/></text:span><text:span text:style-name="T48">coupon integer constraint fkiv08ux3yuf76s37722or3c6j7 references coupon,</text:span></text:p><text:p text:style-name="P121"><text:span text:style-name="T48"><text:s text:c="2"/></text:span><text:span text:style-name="T48">delivery integer default 1 constraint fkt5bqfi3ksom90m3utcjsndqcs references delivery,</text:span></text:p><text:p text:style-name="P121"><text:span text:style-name="T48"><text:s text:c="2"/></text:span><text:span text:style-name="T48">tax_amount double precision</text:span></text:p><text:p text:style-name="P121"><text:span text:style-name="T48">);</text:span></text:p><text:p text:style-name="P121"><text:span text:style-name="T48"/></text:p><text:p text:style-name="P121"><text:span text:style-name="T48">create table ordered_product</text:span></text:p><text:p text:style-name="P121"><text:span text:style-name="T48">(</text:span></text:p><text:p text:style-name="P121"><text:span text:style-name="T48"><text:s text:c="2"/></text:span><text:span text:style-name="T48">id integer not null constraint ordered_product_pkey primary key,</text:span></text:p><text:p text:style-name="P121"><text:span text:style-name="T48"><text:s text:c="2"/></text:span><text:span text:style-name="T48">price double precision,</text:span></text:p><text:p text:style-name="P121"><text:span text:style-name="T48"><text:s text:c="2"/></text:span><text:span text:style-name="T48">product_id integer,</text:span></text:p><text:p text:style-name="P121"><text:span text:style-name="T48"><text:s text:c="2"/></text:span><text:span text:style-name="T48">quantity integer,</text:span></text:p><text:p text:style-name="P121"><text:span text:style-name="T48"><text:s text:c="2"/></text:span><text:span text:style-name="T48">order_id integer not null constraint fk684l0g7wdvypylqnc39jfjkld references "order",</text:span></text:p><text:p text:style-name="P121"><text:span text:style-name="T48"><text:s text:c="2"/></text:span><text:span text:style-name="T48">tax double precision default 5.5 not null</text:span></text:p><text:p text:style-name="P121"><text:span text:style-name="T48">);</text:span></text:p><text:p text:style-name="P121"><text:span text:style-name="T48"/></text:p><text:p text:style-name="P121"><text:span text:style-name="T48">create table invoice</text:span></text:p><text:p text:style-name="P121"><text:span text:style-name="T48">(</text:span></text:p><text:p text:style-name="P121"><text:span text:style-name="T48"><text:s text:c="2"/></text:span><text:span text:style-name="T48">id serial not null constraint invoice_pkey primary key,</text:span></text:p><text:p text:style-name="P121"><text:span text:style-name="T48"><text:s text:c="2"/></text:span><text:span text:style-name="T48">order_id integer not null constraint invoice_order_fk references "order",</text:span></text:p><text:p text:style-name="P121"><text:span text:style-name="T48"><text:s text:c="2"/></text:span><text:span text:style-name="T48">reference varchar(50) not null</text:span></text:p><text:p text:style-name="P121"><text:span text:style-name="T48">);</text:span></text:p></draw:text-box></draw:frame>Base de données liée au micro-service des commande<text:span text:style-name="T38">s</text:span> :<text:line-break/><text:line-break/><text:line-break/><text:soft-page-break/></text:p>
        </text:list-item>
        <text:list-item>
          <text:p text:style-name="P79"><draw:frame text:anchor-type="paragraph" draw:z-index="4" draw:name="Forme1" draw:style-name="gr5" draw:text-style-name="P122" svg:width="17.633cm" svg:height="2.283cm" svg:x="-0.139cm" svg:y="0.787cm"><draw:text-box><text:p text:style-name="P121"><text:span text:style-name="T48">create table store</text:span></text:p><text:p text:style-name="P121"><text:span text:style-name="T48">(</text:span></text:p><text:p text:style-name="P121"><text:span text:style-name="T48"><text:s text:c="2"/></text:span><text:span text:style-name="T48">id serial not null constraint store_pkey primary key,</text:span></text:p><text:p text:style-name="P121"><text:span text:style-name="T48"><text:s text:c="2"/></text:span><text:span text:style-name="T48">address_id integer not null,</text:span></text:p><text:p text:style-name="P121"><text:span text:style-name="T48"><text:s text:c="2"/></text:span><text:span text:style-name="T48">name varchar(50) not null</text:span></text:p><text:p text:style-name="P121"><text:span text:style-name="T48">);</text:span></text:p></draw:text-box></draw:frame>Base de donnée<text:span text:style-name="T39">s</text:span> liée au micro-service des magasins :<text:line-break/><text:line-break/></text:p>
        </text:list-item>
        <text:list-item>
          <text:p text:style-name="P80"><draw:frame text:anchor-type="paragraph" draw:z-index="5" draw:name="Forme1" draw:style-name="gr5" draw:text-style-name="P122" svg:width="17.633cm" svg:height="2.521cm" svg:x="-0.139cm" svg:y="0.787cm"><draw:text-box><text:p text:style-name="P121"><text:span text:style-name="T48">create table storage</text:span></text:p><text:p text:style-name="P121"><text:span text:style-name="T48">(</text:span></text:p><text:p text:style-name="P121"><text:span text:style-name="T48"><text:s text:c="2"/></text:span><text:span text:style-name="T48">id serial not null constraint storage_pkey primary key,</text:span></text:p><text:p text:style-name="P121"><text:span text:style-name="T48"><text:s text:c="2"/></text:span><text:span text:style-name="T48">file_type varchar(255) not null,</text:span></text:p><text:p text:style-name="P121"><text:span text:style-name="T48"><text:s text:c="2"/></text:span><text:span text:style-name="T48">owner integer not null,</text:span></text:p><text:p text:style-name="P121"><text:span text:style-name="T48"><text:s text:c="2"/></text:span><text:span text:style-name="T48">url varchar(255) not null</text:span></text:p><text:p text:style-name="P121"><text:span text:style-name="T48">);</text:span></text:p></draw:text-box></draw:frame>Base de données liée au micro-service du stockage de fichiers :<text:line-break/><text:line-break/></text:p>
        </text:list-item>
        <text:list-item>
          <text:p text:style-name="P85"><draw:frame text:anchor-type="paragraph" draw:z-index="6" draw:name="Forme1" draw:style-name="gr6" draw:text-style-name="P122" svg:width="17.633cm" svg:height="8.998cm" svg:x="-0.139cm" svg:y="0.787cm"><draw:text-box><text:p text:style-name="P121"><text:span text:style-name="T48">create table app_role</text:span></text:p><text:p text:style-name="P121"><text:span text:style-name="T48">(</text:span></text:p><text:p text:style-name="P121"><text:span text:style-name="T48"><text:s text:c="2"/></text:span><text:span text:style-name="T48">id serial not null constraint app_role_pkey primary key,</text:span></text:p><text:p text:style-name="P121"><text:span text:style-name="T48"><text:s text:c="2"/></text:span><text:span text:style-name="T48">role_name varchar(255)</text:span></text:p><text:p text:style-name="P121"><text:span text:style-name="T48">);</text:span></text:p><text:p text:style-name="P121"><text:span text:style-name="T48"/></text:p><text:p text:style-name="P121"><text:span text:style-name="T48">create table app_user</text:span></text:p><text:p text:style-name="P121"><text:span text:style-name="T48">(</text:span></text:p><text:p text:style-name="P121"><text:span text:style-name="T48"><text:s text:c="2"/></text:span><text:span text:style-name="T48">id serial not null constraint app_user_pkey primary key,</text:span></text:p><text:p text:style-name="P121"><text:span text:style-name="T48"><text:s text:c="2"/></text:span><text:span text:style-name="T48">active boolean,</text:span></text:p><text:p text:style-name="P121"><text:span text:style-name="T48"><text:s text:c="2"/></text:span><text:span text:style-name="T48">address_id integer,</text:span></text:p><text:p text:style-name="P121"><text:span text:style-name="T48"><text:s text:c="2"/></text:span><text:span text:style-name="T48">birthday date,</text:span></text:p><text:p text:style-name="P121"><text:span text:style-name="T48"><text:s text:c="2"/></text:span><text:span text:style-name="T48">email varchar(255) not null,</text:span></text:p><text:p text:style-name="P121"><text:span text:style-name="T48"><text:s text:c="2"/></text:span><text:span text:style-name="T48">first_name varchar(255),</text:span></text:p><text:p text:style-name="P121"><text:span text:style-name="T48"><text:s text:c="2"/></text:span><text:span text:style-name="T48">name varchar(255),</text:span></text:p><text:p text:style-name="P121"><text:span text:style-name="T48"><text:s text:c="2"/></text:span><text:span text:style-name="T48">password varchar(255) not null,</text:span></text:p><text:p text:style-name="P121"><text:span text:style-name="T48"><text:s text:c="2"/></text:span><text:span text:style-name="T48">registration_date timestamp,</text:span></text:p><text:p text:style-name="P121"><text:span text:style-name="T48"><text:s text:c="2"/></text:span><text:span text:style-name="T48">tel varchar(255)</text:span></text:p><text:p text:style-name="P121"><text:span text:style-name="T48">);</text:span></text:p><text:p text:style-name="P121"><text:span text:style-name="T48"/></text:p><text:p text:style-name="P121"><text:span text:style-name="T48">create table app_role_app_user</text:span></text:p><text:p text:style-name="P121"><text:span text:style-name="T48">(</text:span></text:p><text:p text:style-name="P121"><text:span text:style-name="T48"><text:s text:c="2"/></text:span><text:span text:style-name="T48">app_role_id integer not null constraint fki0rl707b9g0190knculbwhshs references app_role,</text:span></text:p><text:p text:style-name="P121"><text:span text:style-name="T48"><text:s text:c="2"/></text:span><text:span text:style-name="T48">app_user_id integer not null constraint fkftj0mdruxjyodpb4ay6hna1a2 references app_user</text:span></text:p><text:p text:style-name="P121"><text:span text:style-name="T48">);</text:span></text:p></draw:text-box></draw:frame><text:span text:style-name="T42">Base de données liée au micro-service d’authentification :<text:line-break/><text:line-break/></text:span></text:p>
        </text:list-item>
        <text:list-item>
          <text:p text:style-name="P86"><draw:frame text:anchor-type="paragraph" draw:z-index="8" draw:name="Forme1" draw:style-name="gr7" draw:text-style-name="P122" svg:width="17.633cm" svg:height="3.805cm" svg:x="-0.139cm" svg:y="0.774cm"><draw:text-box><text:p text:style-name="P121"><text:span text:style-name="T48">create table stock</text:span></text:p><text:p text:style-name="P121"><text:span text:style-name="T48">(</text:span></text:p><text:p text:style-name="P121"><text:span text:style-name="T48"><text:s text:c="2"/></text:span><text:span text:style-name="T48">id serial <text:s/>not null constraint stock_pk primary key,</text:span></text:p><text:p text:style-name="P121"><text:span text:style-name="T48"><text:s text:c="2"/></text:span><text:span text:style-name="T48">quantity integer not null,</text:span></text:p><text:p text:style-name="P121"><text:span text:style-name="T48"><text:s text:c="2"/></text:span><text:span text:style-name="T48">expire_date date not null,</text:span></text:p><text:p text:style-name="P121"><text:span text:style-name="T48"><text:s text:c="2"/></text:span><text:span text:style-name="T48">packaging varchar not null,</text:span></text:p><text:p text:style-name="P121"><text:span text:style-name="T48"><text:s text:c="2"/></text:span><text:span text:style-name="T48">unit_by_package integer not null,</text:span></text:p><text:p text:style-name="P121"><text:span text:style-name="T48"><text:s text:c="2"/></text:span><text:span text:style-name="T48">product_id integer not null,</text:span></text:p><text:p text:style-name="P121"><text:span text:style-name="T48"><text:s text:c="2"/></text:span><text:span text:style-name="T48">description varchar not null</text:span></text:p><text:p text:style-name="P121"><text:span text:style-name="T48">);</text:span></text:p></draw:text-box></draw:frame><text:span text:style-name="T43">Base de données liée au stock de produits :<text:line-break/></text:span></text:p>
        </text:list-item>
        <text:list-item>
          <text:p text:style-name="P86"><text:soft-page-break/><text:span text:style-name="T43">Base de données liée au micro-service des produits :<text:line-break/></text:span></text:p>
        </text:list-item>
      </text:list>
      <text:p text:style-name="P87"><draw:frame text:anchor-type="paragraph" draw:z-index="7" draw:name="Forme1" draw:style-name="gr6" draw:text-style-name="P122" svg:width="17.633cm" svg:height="6.497cm" svg:x="-0.042cm" svg:y="-0.108cm"><draw:text-box><text:p text:style-name="P121"><text:span text:style-name="T48">create table category</text:span></text:p><text:p text:style-name="P121"><text:span text:style-name="T48">(</text:span></text:p><text:p text:style-name="P121"><text:span text:style-name="T48"><text:s text:c="2"/></text:span><text:span text:style-name="T48">id serial not null constraint category_pk primary key,</text:span></text:p><text:p text:style-name="P121"><text:span text:style-name="T48"><text:s text:c="2"/></text:span><text:span text:style-name="T48">name varchar not null</text:span></text:p><text:p text:style-name="P121"><text:span text:style-name="T48">);</text:span></text:p><text:p text:style-name="P121"><text:span text:style-name="T48"/></text:p><text:p text:style-name="P121"><text:span text:style-name="T48">create table product</text:span></text:p><text:p text:style-name="P121"><text:span text:style-name="T48">(</text:span></text:p><text:p text:style-name="P121"><text:span text:style-name="T48"><text:s text:c="2"/></text:span><text:span text:style-name="T48">id serial not null constraint product_pk primary key,</text:span></text:p><text:p text:style-name="P121"><text:span text:style-name="T48"><text:s text:c="2"/></text:span><text:span text:style-name="T48">name varchar not null,</text:span></text:p><text:p text:style-name="P121"><text:span text:style-name="T48"><text:s text:c="2"/></text:span><text:span text:style-name="T48">label varchar not null,</text:span></text:p><text:p text:style-name="P121"><text:span text:style-name="T48"><text:s text:c="2"/></text:span><text:span text:style-name="T48">price double precision not null,</text:span></text:p><text:p text:style-name="P121"><text:span text:style-name="T48"><text:s text:c="2"/></text:span><text:span text:style-name="T48">tax double precision not null,</text:span></text:p><text:p text:style-name="P121"><text:span text:style-name="T48"><text:s text:c="2"/></text:span><text:span text:style-name="T48">producer_id integer not null,</text:span></text:p><text:p text:style-name="P121"><text:span text:style-name="T48"><text:s text:c="2"/></text:span><text:span text:style-name="T48">picture varchar not null,</text:span></text:p><text:p text:style-name="P121"><text:span text:style-name="T48"><text:s text:c="2"/></text:span><text:span text:style-name="T48">category_id integer not null constraint category_product_fk references category,</text:span></text:p><text:p text:style-name="P121"><text:span text:style-name="T48"><text:s text:c="2"/></text:span><text:span text:style-name="T48">deactivate <text:s/>boolean not null</text:span></text:p><text:p text:style-name="P121"><text:span text:style-name="T48">);</text:span></text:p></draw:text-box></draw:frame></text:p>
      <text:list xml:id="list175746798031510" text:continue-numbering="true" text:style-name="L6">
        <text:list-item>
          <text:p text:style-name="P88"><draw:frame text:anchor-type="paragraph" draw:z-index="9" draw:name="Forme1" draw:style-name="gr8" draw:text-style-name="P122" svg:width="17.633cm" svg:height="14.396cm" svg:x="-0.042cm" svg:y="0.831cm"><draw:text-box><text:p text:style-name="P121"><text:span text:style-name="T48">CREATE SEQUENCE public.region_id_seq;</text:span></text:p><text:p text:style-name="P121"><text:span text:style-name="T48">CREATE TABLE public.region (</text:span></text:p><text:p text:style-name="P121"><text:span text:style-name="T48"><text:s text:c="3"/></text:span><text:span text:style-name="T48">id INTEGER NOT NULL DEFAULT nextval('public.region_id_seq'),</text:span></text:p><text:p text:style-name="P121"><text:span text:style-name="T48"><text:s text:c="3"/></text:span><text:span text:style-name="T48">code varchar(3) NOT NULL,</text:span></text:p><text:p text:style-name="P121"><text:span text:style-name="T48"><text:s text:c="3"/></text:span><text:span text:style-name="T48">name varchar(255) NOT NULL,</text:span></text:p><text:p text:style-name="P121"><text:span text:style-name="T48"><text:s text:c="3"/></text:span><text:span text:style-name="T48">slug varchar(255) NOT NULL,</text:span></text:p><text:p text:style-name="P121"><text:span text:style-name="T48"><text:s/></text:span><text:span text:style-name="T48">CONSTRAINT region_pk PRIMARY KEY (id)</text:span></text:p><text:p text:style-name="P121"><text:span text:style-name="T48">);</text:span></text:p><text:p text:style-name="P121"><text:span text:style-name="T48">CREATE SEQUENCE public.department_id_seq;</text:span></text:p><text:p text:style-name="P121"><text:span text:style-name="T48">CREATE TABLE public.department (</text:span></text:p><text:p text:style-name="P121"><text:span text:style-name="T48"><text:s text:c="2"/></text:span><text:span text:style-name="T48">id INTEGER NOT NULL DEFAULT nextval('public.department_id_seq'),</text:span></text:p><text:p text:style-name="P121"><text:span text:style-name="T48"><text:s text:c="2"/></text:span><text:span text:style-name="T48">region_code varchar(3) NOT NULL,</text:span></text:p><text:p text:style-name="P121"><text:span text:style-name="T48"><text:s text:c="2"/></text:span><text:span text:style-name="T48">code varchar(3) NOT NULL,</text:span></text:p><text:p text:style-name="P121"><text:span text:style-name="T48"><text:s text:c="2"/></text:span><text:span text:style-name="T48">name varchar(255) NOT NULL,</text:span></text:p><text:p text:style-name="P121"><text:span text:style-name="T48"><text:s text:c="2"/></text:span><text:span text:style-name="T48">slug varchar(255) NOT NULL,</text:span></text:p><text:p text:style-name="P121"><text:span text:style-name="T48"><text:s text:c="2"/></text:span><text:span text:style-name="T48">CONSTRAINT department_pk PRIMARY KEY (id)</text:span></text:p><text:p text:style-name="P121"><text:span text:style-name="T48"><text:s/></text:span></text:p><text:p text:style-name="P121"><text:span text:style-name="T48">);</text:span></text:p><text:p text:style-name="P121"><text:span text:style-name="T48">CREATE SEQUENCE public.city_id_seq;</text:span></text:p><text:p text:style-name="P121"><text:span text:style-name="T48">CREATE TABLE public.city (</text:span></text:p><text:p text:style-name="P121"><text:span text:style-name="T48"><text:s text:c="2"/></text:span><text:span text:style-name="T48">id INTEGER NOT NULL DEFAULT nextval('public.city_id_seq'),</text:span></text:p><text:p text:style-name="P121"><text:span text:style-name="T48"><text:s text:c="2"/></text:span><text:span text:style-name="T48">department_code varchar(3) NOT NULL,</text:span></text:p><text:p text:style-name="P121"><text:span text:style-name="T48"><text:s text:c="2"/></text:span><text:span text:style-name="T48">insee_code varchar(5) NULL,</text:span></text:p><text:p text:style-name="P121"><text:span text:style-name="T48"><text:s text:c="2"/></text:span><text:span text:style-name="T48">zip_code varchar(5) NULL,</text:span></text:p><text:p text:style-name="P121"><text:span text:style-name="T48"><text:s text:c="2"/></text:span><text:span text:style-name="T48">name varchar(255) NOT NULL,</text:span></text:p><text:p text:style-name="P121"><text:span text:style-name="T48"><text:s text:c="2"/></text:span><text:span text:style-name="T48">slug varchar(255) NOT NULL,</text:span></text:p><text:p text:style-name="P121"><text:span text:style-name="T48"><text:s text:c="2"/></text:span><text:span text:style-name="T48">gps_lat <text:s/>DOUBLE PRECISION NOT NULL,</text:span></text:p><text:p text:style-name="P121"><text:span text:style-name="T48"><text:s text:c="2"/></text:span><text:span text:style-name="T48">gps_lng <text:s/>DOUBLE PRECISION NOT NULL,</text:span></text:p><text:p text:style-name="P121"><text:span text:style-name="T48"><text:s text:c="2"/></text:span><text:span text:style-name="T48">CONSTRAINT city_pk PRIMARY KEY (id)</text:span></text:p><text:p text:style-name="P121"><text:span text:style-name="T48"><text:s text:c="2"/></text:span></text:p><text:p text:style-name="P121"><text:span text:style-name="T48">);</text:span></text:p><text:p text:style-name="P121"><text:span text:style-name="T48">CREATE SEQUENCE public.address_id_seq;</text:span></text:p><text:p text:style-name="P121"><text:span text:style-name="T48">CREATE TABLE public.address (</text:span></text:p><text:p text:style-name="P121"><text:span text:style-name="T48"><text:s text:c="16"/></text:span><text:span text:style-name="T48">id INTEGER NOT NULL DEFAULT nextval('public.address_id_seq'),</text:span></text:p><text:p text:style-name="P121"><text:span text:style-name="T48"><text:s text:c="16"/></text:span><text:span text:style-name="T48">street_name VARCHAR NOT NULL,</text:span></text:p><text:p text:style-name="P121"><text:span text:style-name="T48"><text:s text:c="16"/></text:span><text:span text:style-name="T48">street_number VARCHAR NOT NULL,</text:span></text:p><text:p text:style-name="P121"><text:span text:style-name="T48"><text:s text:c="16"/></text:span><text:span text:style-name="T48">complement VARCHAR,</text:span></text:p><text:p text:style-name="P121"><text:span text:style-name="T48"><text:s text:c="16"/></text:span><text:span text:style-name="T48">city_id INTEGER NOT NULL,</text:span></text:p><text:p text:style-name="P121"><text:span text:style-name="T48"><text:s text:c="16"/></text:span><text:span text:style-name="T48">CONSTRAINT address_pk PRIMARY KEY (id)</text:span></text:p><text:p text:style-name="P121"><text:span text:style-name="T48">);</text:span></text:p></draw:text-box></draw:frame>Base de données liée au micro-service de gestion d’adresses<text:line-break/></text:p>
        </text:list-item>
      </text:list>
      <text:h text:style-name="P97" text:outline-level="1">Procédure de déploiement</text:h>
      <text:h text:style-name="P108" text:outline-level="2">Déploiement des <text:span text:style-name="T30">conteneurs</text:span></text:h>
      <text:h text:style-name="P112" text:outline-level="3">Bases de données</text:h>
      <text:p text:style-name="P54">Les conteneurs Docker de base de données doivent être déployés AVANT les conteneurs applicatifs.</text:p>
      <text:p text:style-name="P54">Chaque conteneur de base de données est associé à un fichier docker-compose décrivant les différents paramètres d’exécution, à savoir :</text:p>
      <text:list xml:id="list3133029465" text:style-name="L7">
        <text:list-item>
          <text:p text:style-name="P81">L<text:span text:style-name="T30">e nom de la base de données</text:span></text:p>
        </text:list-item>
        <text:list-item>
          <text:p text:style-name="P82">Le port exposé</text:p>
        </text:list-item>
        <text:list-item>
          <text:p text:style-name="P82">Les variables d’environnement indiquant le nom de la base de données, l’identifiant de connexion ainsi que le mot de passe</text:p>
        </text:list-item>
        <text:list-item>
          <text:p text:style-name="P82">Un nom d<text:span text:style-name="T40">u</text:span> conteneur</text:p>
        </text:list-item>
        <text:list-item>
          <text:p text:style-name="P82">Les chemin<text:span text:style-name="T40">s</text:span> vers les volumes associés (fichiers SQL et volume de persistance)</text:p>
        </text:list-item>
        <text:list-item>
          <text:p text:style-name="P82">Le nom d<text:span text:style-name="T40">u</text:span> réseau</text:p>
        </text:list-item>
        <text:list-item>
          <text:p text:style-name="P82">Le mode de redémarrage du conteneur</text:p>
          <text:p text:style-name="P82"/>
        </text:list-item>
      </text:list>
      <text:p text:style-name="P54">Exemple de fichier <text:span text:style-name="T31">docker-compose au format yml</text:span> :</text:p>
      <text:p text:style-name="P54"><draw:frame text:anchor-type="paragraph" draw:z-index="0" draw:name="Forme1" draw:style-name="gr1" draw:text-style-name="P119" svg:width="16.502cm" svg:height="9.125cm" svg:x="0.415cm" svg:y="0.258cm"><draw:text-box><text:p><text:span text:style-name="T45">version: '3.5'</text:span></text:p><text:p><text:span text:style-name="T45">services:</text:span></text:p><text:p><text:span text:style-name="T45"><text:s text:c="2"/></text:span><text:span text:style-name="T45">db-product:</text:span></text:p><text:p><text:span text:style-name="T45"><text:s text:c="4"/></text:span><text:span text:style-name="T45">image: postgres:11-alpine</text:span></text:p><text:p><text:span text:style-name="T45"><text:s text:c="4"/></text:span><text:span text:style-name="T45">ports:</text:span></text:p><text:p><text:span text:style-name="T45"><text:s text:c="6"/></text:span><text:span text:style-name="T45">- '28185:5432'</text:span></text:p><text:p><text:span text:style-name="T45"><text:s text:c="4"/></text:span><text:span text:style-name="T45">container_name: LPDM-ProductDB</text:span></text:p><text:p><text:span text:style-name="T45"><text:s text:c="4"/></text:span><text:span text:style-name="T45">environment:</text:span></text:p><text:p><text:span text:style-name="T45"><text:s text:c="6"/></text:span><text:span text:style-name="T45">POSTGRES_DB: db_product</text:span></text:p><text:p><text:span text:style-name="T45"><text:s text:c="6"/></text:span><text:span text:style-name="T45">POSTGRES_USER: usr_product</text:span></text:p><text:p><text:span text:style-name="T45"><text:s text:c="6"/></text:span><text:span text:style-name="T45">POSTGRES_PASSWORD: pwd_product</text:span></text:p><text:p><text:span text:style-name="T45"><text:s text:c="4"/></text:span><text:span text:style-name="T45">volumes:</text:span></text:p><text:p><text:span text:style-name="T45"><text:s text:c="6"/></text:span><text:span text:style-name="T45">- './sql:/docker-entrypoint-initdb.d'</text:span></text:p><text:p><text:span text:style-name="T45"><text:s text:c="6"/></text:span><text:span text:style-name="T45">- data:/var/lib/postgresql/data</text:span></text:p><text:p><text:span text:style-name="T45"><text:s text:c="4"/></text:span><text:span text:style-name="T45">restart: always</text:span></text:p><text:p><text:span text:style-name="T45"><text:s text:c="4"/></text:span><text:span text:style-name="T45">network_mode: bridge</text:span></text:p><text:p><text:span text:style-name="T45">volumes:</text:span></text:p><text:p><text:span text:style-name="T45"><text:s text:c="2"/></text:span><text:span text:style-name="T45">data:</text:span></text:p><text:p><text:span text:style-name="T46"/></text:p></draw:text-box></draw:frame></text:p>
      <text:p text:style-name="P54"/>
      <text:p text:style-name="P54"/>
      <text:h text:style-name="P116" text:outline-level="3"><text:soft-page-break/>Micro-services</text:h>
      <text:p text:style-name="P64">Les conteneurs Docker applicatifs des différents micro-services composant l’ensemble de l’application doivent être lancé dans un ordre particulier.<text:line-break/></text:p>
      <text:list xml:id="list1415131015" text:style-name="L8">
        <text:list-item>
          <text:p text:style-name="P92">Le premier conteneur à exécuter est celui du CloudConfig, qui permet de distribuer les différents fichiers de propriétés aux différents micro-services.</text:p>
        </text:list-item>
        <text:list-item>
          <text:p text:style-name="P92">Le second conteneur à exécuter doit être celui d’Eureka, permettant ensuite aux autre<text:span text:style-name="T32">s</text:span> micro-services de pouvoir s’enregistrer dans <text:span text:style-name="T32">l’annuaire</text:span>.</text:p>
        </text:list-item>
        <text:list-item>
          <text:p text:style-name="P92">Logiquement, le troisième micro-service à exécuter, doit être l’API Gateway Zuul. <text:span text:style-name="T32">C’est par ce micro-service que </text:span><text:span text:style-name="T37">toutes</text:span><text:span text:style-name="T32"> les communications internes à l’application doivent transiter. </text:span></text:p>
        </text:list-item>
        <text:list-item>
          <text:p text:style-name="P92">Une fois que les trois micro-services cités ci-dessus sont <text:span text:style-name="T32">exécutés</text:span>, l’ordre de lancement des autres applications <text:span text:style-name="T32">n’a aucune incidence</text:span>.</text:p>
        </text:list-item>
      </text:list>
      <text:p text:style-name="P60"/>
      <text:p text:style-name="P61">Chaque exécution d’un conteneur Docker applicatif doit renseigner les information suivante<text:span text:style-name="T41">s</text:span> :<text:line-break/></text:p>
      <text:list xml:id="list4257679861" text:style-name="L9">
        <text:list-item>
          <text:p text:style-name="P93">Nom de conteneurs</text:p>
        </text:list-item>
        <text:list-item>
          <text:p text:style-name="P93">Le port exposé</text:p>
        </text:list-item>
        <text:list-item>
          <text:p text:style-name="P93">Un lien privilégié avec le conteneur de base de données associé</text:p>
        </text:list-item>
        <text:list-item>
          <text:p text:style-name="P93">Le mode de redémarrage du conteneur</text:p>
        </text:list-item>
        <text:list-item>
          <text:p text:style-name="P93">L’indication de ne pas utiliser de mémoire swap pour de se prémunir des ralentissements et de crashs de type OOM s’en suivant</text:p>
        </text:list-item>
        <text:list-item>
          <text:p text:style-name="P93">Une variable d’environnement comprenant la clé de chiffrement afin de lire les propriétés sensibles</text:p>
        </text:list-item>
        <text:list-item>
          <text:p text:style-name="P93">L’image du conteneur identifié dans le Docker Hub</text:p>
          <text:p text:style-name="P93"/>
        </text:list-item>
      </text:list>
      <text:p text:style-name="P59">Exemple d’exécution d’un conteneur en ligne de commande :</text:p>
      <text:p text:style-name="P59"><draw:frame text:anchor-type="paragraph" draw:z-index="1" draw:name="Forme1" draw:style-name="gr2" draw:text-style-name="P119" svg:width="16.502cm" svg:height="4.343cm" svg:x="0.415cm" svg:y="0.258cm"><draw:text-box><text:p><text:span text:style-name="T45">docker run -d </text:span></text:p><text:p><text:span text:style-name="T45">--name LPDM-OrderMS </text:span></text:p><text:p><text:span text:style-name="T45">-p 28083:28083 </text:span></text:p><text:p><text:span text:style-name="T45">--link LPDM-OrderDB </text:span></text:p><text:p><text:span text:style-name="T45">--restart always </text:span></text:p><text:p><text:span text:style-name="T45">--memory-swappiness=0 <text:s/></text:span></text:p><text:p><text:span text:style-name="T45">-e 'JAVA_TOOL_OPTIONS=-Djasypt.encryptor.password=$KEY' vyjorg/lpdm-order:latest</text:span></text:p><text:p><text:span text:style-name="T46"/></text:p></draw:text-box></draw:frame></text:p>
      <text:p text:style-name="P58"/>
      <text:p text:style-name="P94">Note :</text:p>
      <text:p text:style-name="P94">Avec cette configuration, le conteneur n’est soumis à aucune limitation de mémoire.</text:p>
      <text:p text:style-name="P94">Après une étude sur la monté en charge de chaque conteneur, il serait pertinent de limiter la consommation de mémoire en l’indiquant au lancement du conteneur.</text:p>
      <text:p text:style-name="P58"/>
      <text:h text:style-name="P117" text:outline-level="3"><text:soft-page-break/><text:span text:style-name="T41">Intégration continue</text:span></text:h>
      <text:p text:style-name="P62">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62">C’est reposant sur cette organisation de dépôts qu’intervient le serveur d’automatisations Java, open source, Jenkins, <text:span text:style-name="T44">sur lequel sont liés chaque dépôts dont les commits initialisent automatiquement des build suivant une procédure détaillée dans un fichier Jenkinsfile à la racine des dépôt.</text:span></text:p>
      <text:p text:style-name="P63">Exemple d’un fichier Jenkinsfile utilisant le mode pipeline, situé à la racine d’un dépôt GitHub :</text:p>
      <text:p text:style-name="P63"/>
      <text:p text:style-name="P63"><draw:frame text:anchor-type="paragraph" draw:z-index="2" draw:name="Forme1" draw:style-name="gr3" draw:text-style-name="P120" svg:width="16.502cm" svg:height="18.821cm" svg:x="0.415cm" svg:y="0.099cm"><draw:text-box><text:p><text:span text:style-name="T47">pipeline {</text:span></text:p><text:p><text:span text:style-name="T47"><text:s text:c="2"/></text:span><text:span text:style-name="T47">agent any</text:span></text:p><text:p><text:span text:style-name="T47"><text:s text:c="4"/></text:span><text:span text:style-name="T47">tools { maven 'Apache Maven 3.5.2' }</text:span></text:p><text:p><text:span text:style-name="T47"><text:s text:c="4"/></text:span><text:span text:style-name="T47">environment { KEY = "" }</text:span></text:p><text:p><text:span text:style-name="T47"><text:s text:c="4"/></text:span><text:span text:style-name="T47">stages{</text:span></text:p><text:p><text:span text:style-name="T47"><text:s text:c="6"/></text:span><text:span text:style-name="T47">stage('Checkout') {</text:span></text:p><text:p><text:span text:style-name="T47"><text:s text:c="7"/></text:span><text:span text:style-name="T47">steps { git '</text:span><text:span text:style-name="T47"><text:a xlink:href="https://github.com/vyjorg/LPDM-Order" xlink:type="simple">https://github.com/vyjorg/LPDM-Order</text:a></text:span><text:span text:style-name="T47">' }</text:span></text:p><text:p><text:span text:style-name="T47"><text:s text:c="6"/></text:span><text:span text:style-name="T47">}</text:span></text:p><text:p><text:span text:style-name="T47"><text:s text:c="6"/></text:span><text:span text:style-name="T47">stage('Load Key') {</text:span></text:p><text:p><text:span text:style-name="T47"><text:s text:c="8"/></text:span><text:span text:style-name="T47">steps {</text:span></text:p><text:p><text:span text:style-name="T47"><text:s text:c="10"/></text:span><text:span text:style-name="T47">script {</text:span></text:p><text:p><text:span text:style-name="T47"><text:s text:c="12"/></text:span><text:span text:style-name="T47">configFileProvider([configFile(fileId: </text:span></text:p><text:p><text:span text:style-name="T47"><text:s text:c="12"/></text:span><text:span text:style-name="T47">'2bd4e734-a03f-4fce-9015-aca988614b4e', </text:span></text:p><text:p><text:span text:style-name="T47"><text:s text:c="12"/></text:span><text:span text:style-name="T47">targetLocation: 'lpdm.key')]) {</text:span></text:p><text:p><text:span text:style-name="T47"><text:s text:c="14"/></text:span><text:span text:style-name="T47">lpdm_keys = readJSON file: 'lpdm.key'</text:span></text:p><text:p><text:span text:style-name="T47"><text:s text:c="14"/></text:span><text:span text:style-name="T47">KEY = lpdm_keys.lpdm</text:span></text:p><text:p><text:span text:style-name="T47"><text:s text:c="12"/></text:span><text:span text:style-name="T47">}</text:span></text:p><text:p><text:span text:style-name="T47"><text:s text:c="10"/></text:span><text:span text:style-name="T47">}</text:span></text:p><text:p><text:span text:style-name="T47"><text:s text:c="8"/></text:span><text:span text:style-name="T47">}</text:span></text:p><text:p><text:span text:style-name="T47"><text:s text:c="6"/></text:span><text:span text:style-name="T47">}</text:span></text:p><text:p><text:span text:style-name="T47"><text:s text:c="6"/></text:span><text:span text:style-name="T47">stage('Tests') {</text:span></text:p><text:p><text:span text:style-name="T47"><text:s text:c="8"/></text:span><text:span text:style-name="T47">steps { sh 'mvn clean test' }</text:span></text:p><text:p><text:span text:style-name="T47"><text:s text:c="8"/></text:span><text:span text:style-name="T47">post {</text:span></text:p><text:p><text:span text:style-name="T47"><text:s text:c="10"/></text:span><text:span text:style-name="T47">always { junit 'target/surefire-reports/**/*.xml' }</text:span></text:p><text:p><text:span text:style-name="T47"><text:s text:c="10"/></text:span><text:span text:style-name="T47">failure { error 'The tests failed'}</text:span></text:p><text:p><text:span text:style-name="T47"><text:s text:c="8"/></text:span><text:span text:style-name="T47">}</text:span></text:p><text:p><text:span text:style-name="T47"><text:s text:c="6"/></text:span><text:span text:style-name="T47">}</text:span></text:p><text:p><text:span text:style-name="T47"><text:s text:c="6"/></text:span><text:span text:style-name="T47">stage('Push to DockerHub') {</text:span></text:p><text:p><text:span text:style-name="T47"><text:s text:c="8"/></text:span><text:span text:style-name="T47">steps { sh 'mvn clean package' }</text:span></text:p><text:p><text:span text:style-name="T47"><text:s text:c="6"/></text:span><text:span text:style-name="T47">}</text:span></text:p><text:p><text:span text:style-name="T47"><text:s text:c="6"/></text:span><text:span text:style-name="T47">stage('Deploy') {</text:span></text:p><text:p><text:span text:style-name="T47"><text:s text:c="8"/></text:span><text:span text:style-name="T47">steps {</text:span></text:p><text:p><text:span text:style-name="T47"><text:s text:c="10"/></text:span><text:span text:style-name="T47">sh "docker stop LPDM-OrderMS </text:span></text:p><text:p><text:span text:style-name="T47"><text:s text:c="14"/></text:span><text:span text:style-name="T47">|| true &amp;&amp; docker rm LPDM-OrderMS || true"</text:span></text:p><text:p><text:span text:style-name="T47"><text:s text:c="10"/></text:span><text:span text:style-name="T47">sh "docker pull vyjorg/lpdm-order:latest"</text:span></text:p><text:p><text:span text:style-name="T47"><text:s text:c="10"/></text:span><text:span text:style-name="T47">sh "docker run -d </text:span></text:p><text:p><text:span text:style-name="T47"><text:s text:c="14"/></text:span><text:span text:style-name="T47">--name LPDM-OrderMS</text:span></text:p><text:p><text:span text:style-name="T47"><text:s text:c="14"/></text:span><text:span text:style-name="T47">-p 28083:28083 </text:span></text:p><text:p><text:span text:style-name="T47"><text:s text:c="14"/></text:span><text:span text:style-name="T47">--link LPDM-OrderDB </text:span></text:p><text:p><text:span text:style-name="T47"><text:s text:c="14"/></text:span><text:span text:style-name="T47">--restart always </text:span></text:p><text:p><text:span text:style-name="T47"><text:s text:c="14"/></text:span><text:span text:style-name="T47">--memory-swappiness=0 <text:s/></text:span></text:p><text:p><text:span text:style-name="T47"><text:s text:c="14"/></text:span><text:span text:style-name="T47">-e 'JAVA_TOOL_OPTIONS=-Djasypt.encryptor.password=$KEY'</text:span></text:p><text:p><text:span text:style-name="T47"><text:s text:c="14"/></text:span><text:span text:style-name="T47">vyjorg/lpdm-order:latest"</text:span></text:p><text:p><text:span text:style-name="T47"><text:s text:c="8"/></text:span><text:span text:style-name="T47">}</text:span></text:p><text:p><text:span text:style-name="T47"><text:s text:c="6"/></text:span><text:span text:style-name="T47">}</text:span></text:p><text:p><text:span text:style-name="T47"><text:s text:c="3"/></text:span><text:span text:style-name="T47">}</text:span></text:p><text:p><text:span text:style-name="T47">}</text:span></text:p></draw:text-box></draw:frame></text:p>
      <text:h text:style-name="P111" text:outline-level="3"><text:soft-page-break/>Variables d'environnement</text:h>
      <text:p text:style-name="P38">Voici les variables d'environnement reconnues par les batches de <text:span text:style-name="T13">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7">Nom</text:p>
          </table:table-cell>
          <table:table-cell table:style-name="Tableau2.A1" office:value-type="string">
            <text:p text:style-name="P67">Obligatoire</text:p>
          </table:table-cell>
          <table:table-cell table:style-name="Tableau2.C1" office:value-type="string">
            <text:p text:style-name="P66">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14">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8"/>
      <text:p text:style-name="P39">Définissez les variables d’environnement nécessaires <text:span text:style-name="T15">comme ceci...</text:span></text:p>
      <text:p text:style-name="P39">...</text:p>
      <text:h text:style-name="P111" text:outline-level="3">Configuration</text:h>
      <text:p text:style-name="P36">Voici les différents fichiers de configuration :</text:p>
      <text:list xml:id="list402087167" text:style-name="L10">
        <text:list-item>
          <text:p text:style-name="P83"><text:span text:style-name="T7">xxx.yyy</text:span> : fichier de configuration des logs</text:p>
        </text:list-item>
        <text:list-item>
          <text:p text:style-name="P83"><text:span text:style-name="T7">zzz</text:span><text:span text:style-name="T6">.</text:span><text:span text:style-name="T7">ttt</text:span> : fichier de configuration de l'application...</text:p>
        </text:list-item>
        <text:list-item>
          <text:p text:style-name="P83"><text:span text:style-name="T7">aaa</text:span> : <text:span text:style-name="T9">fichier de configuration de la </text:span><text:span text:style-name="T10">ressources XXX</text:span></text:p>
        </text:list-item>
        <text:list-item>
          <text:p text:style-name="P75">...</text:p>
        </text:list-item>
        <text:list-item>
          <text:p text:style-name="P76"/>
        </text:list-item>
      </text:list>
      <text:h text:style-name="P100" text:outline-level="4">Fichier <text:span text:style-name="T15">xxx</text:span>.<text:span text:style-name="T15">yyy</text:span></text:h>
      <text:p text:style-name="P36">…</text:p>
      <text:h text:style-name="P100" text:outline-level="4">Fichier <text:span text:style-name="T15">zzz</text:span>.<text:span text:style-name="T15">ttt</text:span></text:h>
      <text:p text:style-name="P36">...</text:p>
      <text:h text:style-name="P100" text:outline-level="4">Fichier ...</text:h>
      <text:p text:style-name="P36"/>
      <text:h text:style-name="P113" text:outline-level="3">Ressources</text:h>
      <text:p text:style-name="P40">...</text:p>
      <text:h text:style-name="P111" text:outline-level="3">Vérifications</text:h>
      <text:p text:style-name="P41">Afin de vérifier le bon déploiement des batches, faire ceci…</text:p>
      <text:p text:style-name="P41"/>
      <text:h text:style-name="P110" text:outline-level="2">Déploiement de l'Application Web</text:h>
      <text:h text:style-name="P111" text:outline-level="3">Artefacts</text:h>
      <text:p text:style-name="P36">...</text:p>
      <text:h text:style-name="P111" text:outline-level="3">Environnement de l’application web</text:h>
      <text:h text:style-name="P100" text:outline-level="4">Variables <text:span text:style-name="T18">d’environnement</text:span></text:h>
      <text:p text:style-name="P38">Le serveur d'application JOnAS doit être exécuté avec la variable d'environnement suivante définie au démarrage. Elle est nécessaire afin de récupérer le répertoire contenant les fichiers de configuration de l'application :</text:p>
      <text:p text:style-name="P70">-D<text:span text:style-name="T18">com</text:span>.<text:span text:style-name="T18">ocpizza.apps</text:span>.conf=$home_application_conf_directory</text:p>
      <text:p text:style-name="P38"/>
      <text:p text:style-name="P38">INFO : il ne faut pas mettre de « / » à la fin de la valeur de la variable et ne pas utiliser d'espace dans le chemin.</text:p>
      <text:h text:style-name="P114" text:outline-level="3">Répertoire de configuration applicatif</text:h>
      <text:p text:style-name="P38">Le répertoire de configuration applicatif doit être créé sur le <text:span text:style-name="T18">système de fichier</text:span> et définit de la façon suivante :</text:p>
      <text:p text:style-name="P70">$home_application_conf_directory/<text:span text:style-name="T18">applicationX</text:span></text:p>
      <text:p text:style-name="P36">… <text:span text:style-name="T19">fichiers de configuration… :</text:span></text:p>
      <text:list xml:id="list1137918117" text:style-name="L11">
        <text:list-item>
          <text:p text:style-name="P84">...</text:p>
        </text:list-item>
      </text:list>
      <text:h text:style-name="P102" text:outline-level="4">Fichier <text:span text:style-name="T15">xxx</text:span>.<text:span text:style-name="T15">yyy</text:span></text:h>
      <text:p text:style-name="P36">...</text:p>
      <text:h text:style-name="P114" text:outline-level="3">Data<text:span text:style-name="T18">S</text:span>ources</text:h>
      <text:p text:style-name="P43">Les accès aux bases de données doivent se configurer à l'aide des fichiers…</text:p>
      <text:p text:style-name="P43"/>
      <text:p text:style-name="P44">Le fichier de drivers <text:span text:style-name="T8">postgresql</text:span><text:span text:style-name="T6"> (</text:span><text:span text:style-name="T8">postgresql</text:span><text:span text:style-name="T6">-</text:span><text:span text:style-name="T8">9</text:span><text:span text:style-name="T6">.2.</text:span><text:span text:style-name="T8">x</text:span><text:span text:style-name="T6">.)</text:span> doit être déposé dans le répertoire :</text:p>
      <text:p text:style-name="P70">$home_<text:span text:style-name="T18">server</text:span>/lib/ext</text:p>
      <text:p text:style-name="P36">...</text:p>
      <text:h text:style-name="P114" text:outline-level="3">Ressources</text:h>
      <text:p text:style-name="P38">...</text:p>
      <text:h text:style-name="P115" text:outline-level="3"><text:soft-page-break/>Vérifications</text:h>
      <text:p text:style-name="P42">Afin de vérifier le bon déploiement de <text:span text:style-name="T20">l’application</text:span>, faire ceci…</text:p>
      <text:p text:style-name="P42"/>
      <text:h text:style-name="P98" text:outline-level="1">Procédure de démarrage / arrêt</text:h>
      <text:h text:style-name="P108" text:outline-level="2">Base de données</text:h>
      <text:p text:style-name="P36"/>
      <text:h text:style-name="P108" text:outline-level="2">Batches</text:h>
      <text:p text:style-name="P36"/>
      <text:h text:style-name="P108" text:outline-level="2">Application web</text:h>
      <text:h text:style-name="P96" text:outline-level="1">Procédure de mise à jour</text:h>
      <text:h text:style-name="P108" text:outline-level="2"><text:span text:style-name="T17">B</text:span>ase de données</text:h>
      <text:p text:style-name="P36"/>
      <text:h text:style-name="P108" text:outline-level="2"><text:span text:style-name="T17">B</text:span>atches</text:h>
      <text:p text:style-name="P36"/>
      <text:h text:style-name="P108" text:outline-level="2"><text:span text:style-name="T17">A</text:span>pplication web</text:h>
      <text:h text:style-name="P96" text:outline-level="1"><text:span text:style-name="T16">Supervision</text:span>/Monitoring</text:h>
      <text:h text:style-name="P109" text:outline-level="2"><text:span text:style-name="T16">Supervision</text:span> de l’application web</text:h>
      <text:p text:style-name="P45">Afin de tester que l’application web est toujours fonctionnelles, faire ceci…</text:p>
      <text:p text:style-name="P45"/>
      <text:h text:style-name="P96" text:outline-level="1">Procédure de sauvegarde <text:span text:style-name="T16">et restauration</text:span></text:h>
      <text:p text:style-name="P36"/>
      <text:h text:style-name="P96"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20</text:page-number><text:s/>/ <text:page-count>2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0</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20" meta:paragraph-count="231" meta:word-count="1915" meta:character-count="11821" meta:non-whitespace-character-count="10196"/>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